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fo:padding="0.0193in" fo:border="0.06pt solid #e3e3e3"/>
    </style:style>
    <style:style style:name="P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4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5" style:family="paragraph" style:parent-style-name="Text_20_body" style:list-style-name="L4">
      <style:paragraph-properties fo:margin-left="0in" fo:margin-right="0in" fo:text-indent="0in" style:auto-text-indent="false" fo:padding="0.0193in" fo:border="0.06pt solid #e3e3e3"/>
    </style:style>
    <style:style style:name="P6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7" style:family="paragraph" style:parent-style-name="Text_20_body" style:list-style-name="L5">
      <style:paragraph-properties fo:margin-left="0in" fo:margin-right="0in" fo:text-indent="0in" style:auto-text-indent="false" fo:padding="0.0193in" fo:border="0.06pt solid #e3e3e3"/>
    </style:style>
    <style:style style:name="P8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9" style:family="paragraph" style:parent-style-name="Text_20_body" style:list-style-name="L6">
      <style:paragraph-properties fo:margin-left="0in" fo:margin-right="0in" fo:text-indent="0in" style:auto-text-indent="false" fo:padding="0.0193in" fo:border="0.06pt solid #e3e3e3"/>
    </style:style>
    <style:style style:name="P10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1" style:family="paragraph" style:parent-style-name="Text_20_body" style:list-style-name="L7">
      <style:paragraph-properties fo:margin-left="0in" fo:margin-right="0in" fo:text-indent="0in" style:auto-text-indent="false" fo:padding="0.0193in" fo:border="0.06pt solid #e3e3e3"/>
    </style:style>
    <style:style style:name="P12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3" style:family="paragraph" style:parent-style-name="Text_20_body" style:list-style-name="L8">
      <style:paragraph-properties fo:margin-left="0in" fo:margin-right="0in" fo:text-indent="0in" style:auto-text-indent="false" fo:padding="0.0193in" fo:border="0.06pt solid #e3e3e3"/>
    </style:style>
    <style:style style:name="P14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5" style:family="paragraph" style:parent-style-name="Text_20_body" style:list-style-name="L9">
      <style:paragraph-properties fo:margin-left="0in" fo:margin-right="0in" fo:text-indent="0in" style:auto-text-indent="false" fo:padding="0.0193in" fo:border="0.06pt solid #e3e3e3"/>
    </style:style>
    <style:style style:name="P16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7" style:family="paragraph" style:parent-style-name="Text_20_body" style:list-style-name="L10">
      <style:paragraph-properties fo:margin-left="0in" fo:margin-right="0in" fo:text-indent="0in" style:auto-text-indent="false" fo:padding="0.0193in" fo:border="0.06pt solid #e3e3e3"/>
    </style:style>
    <style:style style:name="P18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9" style:family="paragraph" style:parent-style-name="Text_20_body" style:list-style-name="L11">
      <style:paragraph-properties fo:margin-left="0in" fo:margin-right="0in" fo:text-indent="0in" style:auto-text-indent="false" fo:padding="0.0193in" fo:border="0.06pt solid #e3e3e3"/>
    </style:style>
    <style:style style:name="P20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1" style:family="paragraph" style:parent-style-name="Text_20_body" style:list-style-name="L12">
      <style:paragraph-properties fo:margin-left="0in" fo:margin-right="0in" fo:text-indent="0in" style:auto-text-indent="false" fo:padding="0.0193in" fo:border="0.06pt solid #e3e3e3"/>
    </style:style>
    <style:style style:name="P22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3" style:family="paragraph" style:parent-style-name="Text_20_body" style:list-style-name="L13">
      <style:paragraph-properties fo:margin-left="0in" fo:margin-right="0in" fo:text-indent="0in" style:auto-text-indent="false" fo:padding="0.0193in" fo:border="0.06pt solid #e3e3e3"/>
    </style:style>
    <style:style style:name="P24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5" style:family="paragraph" style:parent-style-name="Text_20_body" style:list-style-name="L14">
      <style:paragraph-properties fo:margin-left="0in" fo:margin-right="0in" fo:text-indent="0in" style:auto-text-indent="false" fo:padding="0.0193in" fo:border="0.06pt solid #e3e3e3"/>
    </style:style>
    <style:style style:name="P26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7" style:family="paragraph" style:parent-style-name="Text_20_body" style:list-style-name="L15">
      <style:paragraph-properties fo:margin-left="0in" fo:margin-right="0in" fo:text-indent="0in" style:auto-text-indent="false" fo:padding="0.0193in" fo:border="0.06pt solid #e3e3e3"/>
    </style:style>
    <style:style style:name="P28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9" style:family="paragraph" style:parent-style-name="Text_20_body" style:list-style-name="L16">
      <style:paragraph-properties fo:margin-left="0in" fo:margin-right="0in" fo:text-indent="0in" style:auto-text-indent="false" fo:padding="0.0193in" fo:border="0.06pt solid #e3e3e3"/>
    </style:style>
    <style:style style:name="P30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1" style:family="paragraph" style:parent-style-name="Text_20_body" style:list-style-name="L17">
      <style:paragraph-properties fo:margin-left="0in" fo:margin-right="0in" fo:text-indent="0in" style:auto-text-indent="false" fo:padding="0.0193in" fo:border="0.06pt solid #e3e3e3"/>
    </style:style>
    <style:style style:name="P32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3" style:family="paragraph" style:parent-style-name="Text_20_body" style:list-style-name="L18">
      <style:paragraph-properties fo:margin-left="0in" fo:margin-right="0in" fo:text-indent="0in" style:auto-text-indent="false" fo:padding="0.0193in" fo:border="0.06pt solid #e3e3e3"/>
    </style:style>
    <style:style style:name="P34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5" style:family="paragraph" style:parent-style-name="Text_20_body" style:list-style-name="L19">
      <style:paragraph-properties fo:margin-left="0in" fo:margin-right="0in" fo:text-indent="0in" style:auto-text-indent="false" fo:padding="0.0193in" fo:border="0.06pt solid #e3e3e3"/>
    </style:style>
    <style:style style:name="P36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7" style:family="paragraph" style:parent-style-name="Text_20_body" style:list-style-name="L20">
      <style:paragraph-properties fo:margin-left="0in" fo:margin-right="0in" fo:text-indent="0in" style:auto-text-indent="false" fo:padding="0.0193in" fo:border="0.06pt solid #e3e3e3"/>
    </style:style>
    <style:style style:name="P38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9" style:family="paragraph" style:parent-style-name="Text_20_body" style:list-style-name="L21">
      <style:paragraph-properties fo:margin-left="0in" fo:margin-right="0in" fo:text-indent="0in" style:auto-text-indent="false" fo:padding="0.0193in" fo:border="0.06pt solid #e3e3e3"/>
    </style:style>
    <style:style style:name="T1" style:family="text">
      <style:text-properties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 text:start-value="8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9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4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5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5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6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7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7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7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8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89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9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Basics of Linux:</text:h>
      <text:list text:style-name="L3">
        <text:list-item>
          <text:p text:style-name="P3"><text:span text:style-name="Strong_20_Emphasis"><text:span text:style-name="T1">What is Linux?</text:span></text:span></text:p>
          <text:list>
            <text:list-item>
              <text:p text:style-name="P2">Linux is an open-source, Unix-like operating system kernel that forms the core of various Linux distributions. It was developed by Linus Torvalds and released in 1991.</text:p>
            </text:list-item>
          </text:list>
        </text:list-item>
        <text:list-item>
          <text:p text:style-name="P3"><text:span text:style-name="Strong_20_Emphasis"><text:span text:style-name="T1">Explain the difference between Linux and Unix.</text:span></text:span></text:p>
          <text:list>
            <text:list-item>
              <text:p text:style-name="P2">Linux is an open-source, free operating system based on Unix principles. Unix refers to a family of proprietary operating systems.</text:p>
            </text:list-item>
          </text:list>
        </text:list-item>
        <text:list-item>
          <text:p text:style-name="P3"><text:span text:style-name="Strong_20_Emphasis"><text:span text:style-name="T1">Describe the Linux directory structure.</text:span></text:span></text:p>
          <text:list>
            <text:list-item>
              <text:p text:style-name="P2">The Linux directory structure is hierarchical. The root directory is "/", and common directories include /bin, /home, /etc, /var, /usr, and /lib.</text:p>
            </text:list-item>
          </text:list>
        </text:list-item>
        <text:list-item>
          <text:p text:style-name="P3"><text:span text:style-name="Strong_20_Emphasis"><text:span text:style-name="T1">How is Linux different from Windows operating system?</text:span></text:span></text:p>
          <text:list>
            <text:list-item>
              <text:p text:style-name="P2">Linux is open-source, allows customization, and is command-line-centric. Windows is a proprietary OS with a graphical user interface (GUI).</text:p>
            </text:list-item>
          </text:list>
        </text:list-item>
        <text:list-item>
          <text:p text:style-name="P3"><text:span text:style-name="Strong_20_Emphasis"><text:span text:style-name="T1">What is the kernel in Linux?</text:span></text:span></text:p>
          <text:list>
            <text:list-item>
              <text:p text:style-name="P2">The Linux kernel is the core part of the operating system that manages hardware resources, provides system services, and acts as an interface between software and hardware.</text:p>
            </text:list-item>
          </text:list>
        </text:list-item>
        <text:list-item>
          <text:p text:style-name="P3"><text:span text:style-name="Strong_20_Emphasis"><text:span text:style-name="T1">Explain the role of the shell in Linux.</text:span></text:span></text:p>
          <text:list>
            <text:list-item>
              <text:p text:style-name="P2">The shell is a command-line interface that interprets user commands and interacts with the kernel to execute them. It facilitates user communication with the operating system.</text:p>
            </text:list-item>
          </text:list>
        </text:list-item>
        <text:list-item>
          <text:p text:style-name="P3"><text:span text:style-name="Strong_20_Emphasis"><text:span text:style-name="T1">How do you open a terminal in Linux?</text:span></text:span></text:p>
          <text:list>
            <text:list-item>
              <text:p text:style-name="P2">You can open a terminal by pressing <text:span text:style-name="Source_20_Text"><text:span text:style-name="T1">Ctrl + Alt + T</text:span></text:span> or searching for "Terminal" in the application menu.</text:p>
            </text:list-item>
          </text:list>
        </text:list-item>
        <text:list-item>
          <text:p text:style-name="P3"><text:span text:style-name="Strong_20_Emphasis"><text:span text:style-name="T1">What is the root user in Linux?</text:span></text:span></text:p>
          <text:list>
            <text:list-item>
              <text:p text:style-name="P3">The root user, or superuser, has administrative privileges and can execute commands with elevated permissions. The root user is denoted by UID 0.</text:p>
            </text:list-item>
          </text:list>
        </text:list-item>
      </text:list>
      <text:h text:style-name="P1" text:outline-level="3">File System and Navigation:</text:h>
      <text:list text:style-name="L4">
        <text:list-item>
          <text:p text:style-name="P5"><text:span text:style-name="Strong_20_Emphasis"><text:span text:style-name="T1">How do you check the current directory in Linux?</text:span></text:span></text:p>
          <text:list>
            <text:list-item>
              <text:p text:style-name="P4">You can use the <text:span text:style-name="Source_20_Text"><text:span text:style-name="T1">pwd</text:span></text:span> command to print the current working directory.</text:p>
            </text:list-item>
          </text:list>
        </text:list-item>
        <text:list-item>
          <text:p text:style-name="P5"><text:span text:style-name="Strong_20_Emphasis"><text:span text:style-name="T1">What command is used to change directories in Linux?</text:span></text:span></text:p>
          <text:list>
            <text:list-item>
              <text:p text:style-name="P4">The <text:span text:style-name="Source_20_Text"><text:span text:style-name="T1">cd</text:span></text:span> command is used to change directories. For example, <text:span text:style-name="Source_20_Text"><text:span text:style-name="T1">cd /path/to/directory</text:span></text:span>.</text:p>
            </text:list-item>
          </text:list>
        </text:list-item>
        <text:list-item>
          <text:p text:style-name="P5"><text:span text:style-name="Strong_20_Emphasis"><text:span text:style-name="T1">Explain the ls command and its options.</text:span></text:span></text:p>
          <text:list>
            <text:list-item>
              <text:p text:style-name="P4">The <text:span text:style-name="Source_20_Text"><text:span text:style-name="T1">ls</text:span></text:span> command lists directory contents. Common options include <text:span text:style-name="Source_20_Text"><text:span text:style-name="T1">-l</text:span></text:span> (long format), <text:span text:style-name="Source_20_Text"><text:span text:style-name="T1">-a</text:span></text:span> (show hidden files), and <text:span text:style-name="Source_20_Text"><text:span text:style-name="T1">-h</text:span></text:span> (human-readable sizes).</text:p>
            </text:list-item>
          </text:list>
        </text:list-item>
        <text:list-item>
          <text:p text:style-name="P5"><text:soft-page-break/><text:span text:style-name="Strong_20_Emphasis"><text:span text:style-name="T1">How do you create a new directory in Linux?</text:span></text:span></text:p>
          <text:list>
            <text:list-item>
              <text:p text:style-name="P4">The <text:span text:style-name="Source_20_Text"><text:span text:style-name="T1">mkdir</text:span></text:span> command is used to create a new directory. For example, <text:span text:style-name="Source_20_Text"><text:span text:style-name="T1">mkdir new_directory</text:span></text:span>.</text:p>
            </text:list-item>
          </text:list>
        </text:list-item>
        <text:list-item>
          <text:p text:style-name="P5"><text:span text:style-name="Strong_20_Emphasis"><text:span text:style-name="T1">What is the purpose of the cp command?</text:span></text:span></text:p>
          <text:list>
            <text:list-item>
              <text:p text:style-name="P4">The <text:span text:style-name="Source_20_Text"><text:span text:style-name="T1">cp</text:span></text:span> command is used to copy files or directories. For example, <text:span text:style-name="Source_20_Text"><text:span text:style-name="T1">cp file.txt destination/</text:span></text:span>.</text:p>
            </text:list-item>
          </text:list>
        </text:list-item>
        <text:list-item>
          <text:p text:style-name="P5"><text:span text:style-name="Strong_20_Emphasis"><text:span text:style-name="T1">How do you move files in Linux?</text:span></text:span></text:p>
          <text:list>
            <text:list-item>
              <text:p text:style-name="P4">The <text:span text:style-name="Source_20_Text"><text:span text:style-name="T1">mv</text:span></text:span> command is used to move or rename files. For example, <text:span text:style-name="Source_20_Text"><text:span text:style-name="T1">mv file.txt destination/</text:span></text:span> or <text:span text:style-name="Source_20_Text"><text:span text:style-name="T1">mv old_name.txt new_name.txt</text:span></text:span>.</text:p>
            </text:list-item>
          </text:list>
        </text:list-item>
        <text:list-item>
          <text:p text:style-name="P5"><text:span text:style-name="Strong_20_Emphasis"><text:span text:style-name="T1">Explain the rm command and its options.</text:span></text:span></text:p>
          <text:list>
            <text:list-item>
              <text:p text:style-name="P4">The <text:span text:style-name="Source_20_Text"><text:span text:style-name="T1">rm</text:span></text:span> command is used to remove files or directories. The <text:span text:style-name="Source_20_Text"><text:span text:style-name="T1">-r</text:span></text:span> option is used for recursive removal (for directories).</text:p>
            </text:list-item>
          </text:list>
        </text:list-item>
        <text:list-item>
          <text:p text:style-name="P5"><text:span text:style-name="Strong_20_Emphasis"><text:span text:style-name="T1">What does the chmod command do?</text:span></text:span></text:p>
          <text:list>
            <text:list-item>
              <text:p text:style-name="P5">The <text:span text:style-name="Source_20_Text"><text:span text:style-name="T1">chmod</text:span></text:span> command is used to change file permissions. It can add or remove read, write, and execute permissions for the owner, group, and others.</text:p>
            </text:list-item>
          </text:list>
        </text:list-item>
      </text:list>
      <text:h text:style-name="P1" text:outline-level="3">File Editing:</text:h>
      <text:list text:style-name="L5">
        <text:list-item>
          <text:p text:style-name="P7"><text:span text:style-name="Strong_20_Emphasis"><text:span text:style-name="T1">How do you open a text file in Linux?</text:span></text:span></text:p>
          <text:list>
            <text:list-item>
              <text:p text:style-name="P6">You can use a text editor like <text:span text:style-name="Source_20_Text"><text:span text:style-name="T1">nano</text:span></text:span>, <text:span text:style-name="Source_20_Text"><text:span text:style-name="T1">vim</text:span></text:span>, or <text:span text:style-name="Source_20_Text"><text:span text:style-name="T1">gedit</text:span></text:span>. For example, <text:span text:style-name="Source_20_Text"><text:span text:style-name="T1">nano filename</text:span></text:span>.</text:p>
            </text:list-item>
          </text:list>
        </text:list-item>
        <text:list-item>
          <text:p text:style-name="P7"><text:span text:style-name="Strong_20_Emphasis"><text:span text:style-name="T1">Explain the nano text editor.</text:span></text:span></text:p>
          <text:list>
            <text:list-item>
              <text:p text:style-name="P6">Nano is a simple and user-friendly text editor in the terminal. It provides basic text editing capabilities.</text:p>
            </text:list-item>
          </text:list>
        </text:list-item>
        <text:list-item>
          <text:p text:style-name="P7"><text:span text:style-name="Strong_20_Emphasis"><text:span text:style-name="T1">How can you search for a specific string in a file using the command line?</text:span></text:span></text:p>
          <text:list>
            <text:list-item>
              <text:p text:style-name="P6">The <text:span text:style-name="Source_20_Text"><text:span text:style-name="T1">grep</text:span></text:span> command is used to search for a specific string in a file. For example, <text:span text:style-name="Source_20_Text"><text:span text:style-name="T1">grep "search_string" filename</text:span></text:span>.</text:p>
            </text:list-item>
          </text:list>
        </text:list-item>
        <text:list-item>
          <text:p text:style-name="P7"><text:span text:style-name="Strong_20_Emphasis"><text:span text:style-name="T1">What is the purpose of the grep command?</text:span></text:span></text:p>
          <text:list>
            <text:list-item>
              <text:p text:style-name="P6">The <text:span text:style-name="Source_20_Text"><text:span text:style-name="T1">grep</text:span></text:span> command is used for pattern searching in text. It can search for a specified pattern or regular expression in files.</text:p>
            </text:list-item>
          </text:list>
        </text:list-item>
        <text:list-item>
          <text:p text:style-name="P7"><text:span text:style-name="Strong_20_Emphasis"><text:span text:style-name="T1">How do you append text to a file in Linux?</text:span></text:span></text:p>
          <text:list>
            <text:list-item>
              <text:p text:style-name="P7">You can use the <text:span text:style-name="Source_20_Text"><text:span text:style-name="T1">echo</text:span></text:span> command with <text:span text:style-name="Source_20_Text"><text:span text:style-name="T1">&gt;&gt;</text:span></text:span> to append text to a file. For example, <text:span text:style-name="Source_20_Text"><text:span text:style-name="T1">echo "text to append" &gt;&gt; filename</text:span></text:span>.</text:p>
            </text:list-item>
          </text:list>
        </text:list-item>
      </text:list>
      <text:h text:style-name="P1" text:outline-level="3">Users and Permissions:</text:h>
      <text:list text:style-name="L6">
        <text:list-item>
          <text:p text:style-name="P9"><text:span text:style-name="Strong_20_Emphasis"><text:span text:style-name="T1">How do you create a new user in Linux?</text:span></text:span></text:p>
          <text:list>
            <text:list-item>
              <text:p text:style-name="P8"><text:soft-page-break/>The <text:span text:style-name="Source_20_Text"><text:span text:style-name="T1">useradd</text:span></text:span> command is used to create a new user. For example, <text:span text:style-name="Source_20_Text"><text:span text:style-name="T1">useradd newuser</text:span></text:span>.</text:p>
            </text:list-item>
          </text:list>
        </text:list-item>
        <text:list-item>
          <text:p text:style-name="P9"><text:span text:style-name="Strong_20_Emphasis"><text:span text:style-name="T1">Explain the passwd command.</text:span></text:span></text:p>
          <text:list>
            <text:list-item>
              <text:p text:style-name="P8">The <text:span text:style-name="Source_20_Text"><text:span text:style-name="T1">passwd</text:span></text:span> command is used to change a user's password. For example, <text:span text:style-name="Source_20_Text"><text:span text:style-name="T1">passwd username</text:span></text:span>.</text:p>
            </text:list-item>
          </text:list>
        </text:list-item>
        <text:list-item>
          <text:p text:style-name="P9"><text:span text:style-name="Strong_20_Emphasis"><text:span text:style-name="T1">How can you grant sudo privileges to a user?</text:span></text:span></text:p>
          <text:list>
            <text:list-item>
              <text:p text:style-name="P8">Add the user to the <text:span text:style-name="Source_20_Text"><text:span text:style-name="T1">sudo</text:span></text:span> group or edit the sudoers file using the <text:span text:style-name="Source_20_Text"><text:span text:style-name="T1">visudo</text:span></text:span> command. For example, <text:span text:style-name="Source_20_Text"><text:span text:style-name="T1">usermod -aG sudo username</text:span></text:span>.</text:p>
            </text:list-item>
          </text:list>
        </text:list-item>
        <text:list-item>
          <text:p text:style-name="P9"><text:span text:style-name="Strong_20_Emphasis"><text:span text:style-name="T1">What is the purpose of the su command?</text:span></text:span></text:p>
          <text:list>
            <text:list-item>
              <text:p text:style-name="P8">The <text:span text:style-name="Source_20_Text"><text:span text:style-name="T1">su</text:span></text:span> command is used to switch to another user. For example, <text:span text:style-name="Source_20_Text"><text:span text:style-name="T1">su - username</text:span></text:span> switches to the specified user.</text:p>
            </text:list-item>
          </text:list>
        </text:list-item>
        <text:list-item>
          <text:p text:style-name="P9"><text:span text:style-name="Strong_20_Emphasis"><text:span text:style-name="T1">How do you check the permissions of a file?</text:span></text:span></text:p>
          <text:list>
            <text:list-item>
              <text:p text:style-name="P8">Use the <text:span text:style-name="Source_20_Text"><text:span text:style-name="T1">ls -l</text:span></text:span> command to display detailed file information, including permissions.</text:p>
            </text:list-item>
          </text:list>
        </text:list-item>
        <text:list-item>
          <text:p text:style-name="P9"><text:span text:style-name="Strong_20_Emphasis"><text:span text:style-name="T1">What are the three permission levels in Linux?</text:span></text:span></text:p>
          <text:list>
            <text:list-item>
              <text:p text:style-name="P8">The three permission levels are read (<text:span text:style-name="Source_20_Text"><text:span text:style-name="T1">r</text:span></text:span>), write (<text:span text:style-name="Source_20_Text"><text:span text:style-name="T1">w</text:span></text:span>), and execute (<text:span text:style-name="Source_20_Text"><text:span text:style-name="T1">x</text:span></text:span>). They apply to the owner, group, and others.</text:p>
            </text:list-item>
          </text:list>
        </text:list-item>
        <text:list-item>
          <text:p text:style-name="P9"><text:span text:style-name="Strong_20_Emphasis"><text:span text:style-name="T1">How do you change file permissions using symbolic notation?</text:span></text:span></text:p>
          <text:list>
            <text:list-item>
              <text:p text:style-name="P9">Use the <text:span text:style-name="Source_20_Text"><text:span text:style-name="T1">chmod</text:span></text:span> command with symbolic notation. For example, <text:span text:style-name="Source_20_Text"><text:span text:style-name="T1">chmod u+x filename</text:span></text:span> adds execute permission for the owner.</text:p>
            </text:list-item>
          </text:list>
        </text:list-item>
      </text:list>
      <text:h text:style-name="P1" text:outline-level="3">Processes and Jobs:</text:h>
      <text:list text:style-name="L7">
        <text:list-item>
          <text:p text:style-name="P11"><text:span text:style-name="Strong_20_Emphasis"><text:span text:style-name="T1">What is a process in Linux?</text:span></text:span></text:p>
          <text:list>
            <text:list-item>
              <text:p text:style-name="P10">A process is a running instance of a program. It has its own memory space and resources.</text:p>
            </text:list-item>
          </text:list>
        </text:list-item>
        <text:list-item>
          <text:p text:style-name="P11"><text:span text:style-name="Strong_20_Emphasis"><text:span text:style-name="T1">Explain the ps command and its options.</text:span></text:span></text:p>
          <text:list>
            <text:list-item>
              <text:p text:style-name="P10">The <text:span text:style-name="Source_20_Text"><text:span text:style-name="T1">ps</text:span></text:span> command displays information about active processes. Options include <text:span text:style-name="Source_20_Text"><text:span text:style-name="T1">aux</text:span></text:span> for detailed information.</text:p>
            </text:list-item>
          </text:list>
        </text:list-item>
        <text:list-item>
          <text:p text:style-name="P11"><text:span text:style-name="Strong_20_Emphasis"><text:span text:style-name="T1">How do you kill a process in Linux?</text:span></text:span></text:p>
          <text:list>
            <text:list-item>
              <text:p text:style-name="P10">The <text:span text:style-name="Source_20_Text"><text:span text:style-name="T1">kill</text:span></text:span> command is used to terminate a process. Use <text:span text:style-name="Source_20_Text"><text:span text:style-name="T1">kill PID</text:span></text:span> or <text:span text:style-name="Source_20_Text"><text:span text:style-name="T1">killall process_name</text:span></text:span>.</text:p>
            </text:list-item>
          </text:list>
        </text:list-item>
        <text:list-item>
          <text:p text:style-name="P11"><text:span text:style-name="Strong_20_Emphasis"><text:span text:style-name="T1">What is a daemon process?</text:span></text:span></text:p>
          <text:list>
            <text:list-item>
              <text:p text:style-name="P10">A daemon is a background process that runs without direct user interaction, often providing services.</text:p>
            </text:list-item>
          </text:list>
        </text:list-item>
        <text:list-item>
          <text:p text:style-name="P11"><text:span text:style-name="Strong_20_Emphasis"><text:span text:style-name="T1">How can you run a process in the background?</text:span></text:span></text:p>
          <text:list>
            <text:list-item>
              <text:p text:style-name="P10">Append <text:span text:style-name="Source_20_Text"><text:span text:style-name="T1">&amp;</text:span></text:span> to a command, or use <text:span text:style-name="Source_20_Text"><text:span text:style-name="T1">Ctrl + Z</text:span></text:span> followed by <text:span text:style-name="Source_20_Text"><text:span text:style-name="T1">bg</text:span></text:span> for a stopped process.</text:p>
            </text:list-item>
          </text:list>
        </text:list-item>
        <text:list-item>
          <text:p text:style-name="P11"><text:span text:style-name="Strong_20_Emphasis"><text:span text:style-name="T1">Explain the jobs command.</text:span></text:span></text:p>
          <text:list>
            <text:list-item>
              <text:p text:style-name="P11"><text:soft-page-break/>The <text:span text:style-name="Source_20_Text"><text:span text:style-name="T1">jobs</text:span></text:span> command lists background jobs associated with the current shell session.</text:p>
            </text:list-item>
          </text:list>
        </text:list-item>
      </text:list>
      <text:h text:style-name="P1" text:outline-level="3">System Information:</text:h>
      <text:list text:style-name="L8">
        <text:list-item>
          <text:p text:style-name="P13"><text:span text:style-name="Strong_20_Emphasis"><text:span text:style-name="T1">How do you check system information in Linux?</text:span></text:span></text:p>
          <text:list>
            <text:list-item>
              <text:p text:style-name="P12">Use commands like <text:span text:style-name="Source_20_Text"><text:span text:style-name="T1">uname</text:span></text:span>, <text:span text:style-name="Source_20_Text"><text:span text:style-name="T1">hostname</text:span></text:span>, and <text:span text:style-name="Source_20_Text"><text:span text:style-name="T1">lsb_release</text:span></text:span> for basic information.</text:p>
            </text:list-item>
          </text:list>
        </text:list-item>
        <text:list-item>
          <text:p text:style-name="P13"><text:span text:style-name="Strong_20_Emphasis"><text:span text:style-name="T1">What is the purpose of the uptime command?</text:span></text:span></text:p>
          <text:list>
            <text:list-item>
              <text:p text:style-name="P12">The <text:span text:style-name="Source_20_Text"><text:span text:style-name="T1">uptime</text:span></text:span> command displays the system's uptime and load average.</text:p>
            </text:list-item>
          </text:list>
        </text:list-item>
        <text:list-item>
          <text:p text:style-name="P13"><text:span text:style-name="Strong_20_Emphasis"><text:span text:style-name="T1">Explain the free command.</text:span></text:span></text:p>
          <text:list>
            <text:list-item>
              <text:p text:style-name="P12">The <text:span text:style-name="Source_20_Text"><text:span text:style-name="T1">free</text:span></text:span> command provides information about available and used memory.</text:p>
            </text:list-item>
          </text:list>
        </text:list-item>
        <text:list-item>
          <text:p text:style-name="P13"><text:span text:style-name="Strong_20_Emphasis"><text:span text:style-name="T1">How do you view disk usage in Linux?</text:span></text:span></text:p>
          <text:list>
            <text:list-item>
              <text:p text:style-name="P12">The <text:span text:style-name="Source_20_Text"><text:span text:style-name="T1">du</text:span></text:span> and <text:span text:style-name="Source_20_Text"><text:span text:style-name="T1">df</text:span></text:span> commands display disk usage and available space information.</text:p>
            </text:list-item>
          </text:list>
        </text:list-item>
        <text:list-item>
          <text:p text:style-name="P13"><text:span text:style-name="Strong_20_Emphasis"><text:span text:style-name="T1">What is the purpose of the df command?</text:span></text:span></text:p>
          <text:list>
            <text:list-item>
              <text:p text:style-name="P13">The <text:span text:style-name="Source_20_Text"><text:span text:style-name="T1">df</text:span></text:span> command shows disk space usage and available space on filesystems.</text:p>
            </text:list-item>
          </text:list>
        </text:list-item>
      </text:list>
      <text:h text:style-name="P1" text:outline-level="3">Networking:</text:h>
      <text:list text:style-name="L9">
        <text:list-item>
          <text:p text:style-name="P15"><text:span text:style-name="Strong_20_Emphasis"><text:span text:style-name="T1">How do you check the IP address of a Linux system?</text:span></text:span></text:p>
          <text:list>
            <text:list-item>
              <text:p text:style-name="P14">Use the <text:span text:style-name="Source_20_Text"><text:span text:style-name="T1">ifconfig</text:span></text:span> or <text:span text:style-name="Source_20_Text"><text:span text:style-name="T1">ip addr</text:span></text:span> command to display network interface details.</text:p>
            </text:list-item>
          </text:list>
        </text:list-item>
        <text:list-item>
          <text:p text:style-name="P15"><text:span text:style-name="Strong_20_Emphasis"><text:span text:style-name="T1">What is the purpose of the ifconfig command?</text:span></text:span></text:p>
          <text:list>
            <text:list-item>
              <text:p text:style-name="P14">The <text:span text:style-name="Source_20_Text"><text:span text:style-name="T1">ifconfig</text:span></text:span> command is used to configure and display network interface parameters.</text:p>
            </text:list-item>
          </text:list>
        </text:list-item>
        <text:list-item>
          <text:p text:style-name="P15"><text:span text:style-name="Strong_20_Emphasis"><text:span text:style-name="T1">Explain the ping command.</text:span></text:span></text:p>
          <text:list>
            <text:list-item>
              <text:p text:style-name="P14">The <text:span text:style-name="Source_20_Text"><text:span text:style-name="T1">ping</text:span></text:span> command tests network connectivity by sending ICMP echo requests.</text:p>
            </text:list-item>
          </text:list>
        </text:list-item>
        <text:list-item>
          <text:p text:style-name="P15"><text:span text:style-name="Strong_20_Emphasis"><text:span text:style-name="T1">How do you configure a static IP address in Linux?</text:span></text:span></text:p>
          <text:list>
            <text:list-item>
              <text:p text:style-name="P14">Edit the network configuration files or use tools like <text:span text:style-name="Source_20_Text"><text:span text:style-name="T1">nmcli</text:span></text:span> or <text:span text:style-name="Source_20_Text"><text:span text:style-name="T1">ip</text:span></text:span>.</text:p>
            </text:list-item>
          </text:list>
        </text:list-item>
        <text:list-item>
          <text:p text:style-name="P15"><text:span text:style-name="Strong_20_Emphasis"><text:span text:style-name="T1">What is the purpose of the nslookup command?</text:span></text:span></text:p>
          <text:list>
            <text:list-item>
              <text:p text:style-name="P15">The <text:span text:style-name="Source_20_Text"><text:span text:style-name="T1">nslookup</text:span></text:span> command is used to query DNS servers for domain information.</text:p>
            </text:list-item>
          </text:list>
        </text:list-item>
      </text:list>
      <text:h text:style-name="P1" text:outline-level="3">Package Management:</text:h>
      <text:list text:style-name="L10">
        <text:list-item>
          <text:p text:style-name="P17"><text:span text:style-name="Strong_20_Emphasis"><text:span text:style-name="T1">What is a package manager in Linux?</text:span></text:span></text:p>
          <text:list>
            <text:list-item>
              <text:p text:style-name="P16">A package manager automates software installation, removal, and updates.</text:p>
            </text:list-item>
          </text:list>
        </text:list-item>
        <text:list-item>
          <text:p text:style-name="P17"><text:span text:style-name="Strong_20_Emphasis"><text:span text:style-name="T1">Explain the apt-get command and its usage.</text:span></text:span></text:p>
          <text:list>
            <text:list-item>
              <text:p text:style-name="P16">The <text:span text:style-name="Source_20_Text"><text:span text:style-name="T1">apt-get</text:span></text:span> command is used to manage packages on Debian-based systems. For example, <text:span text:style-name="Source_20_Text"><text:span text:style-name="T1">sudo apt-get install package</text:span></text:span>.</text:p>
            </text:list-item>
          </text:list>
        </text:list-item>
        <text:list-item>
          <text:p text:style-name="P17"><text:soft-page-break/><text:span text:style-name="Strong_20_Emphasis"><text:span text:style-name="T1">How do you install a software package in Linux?</text:span></text:span></text:p>
          <text:list>
            <text:list-item>
              <text:p text:style-name="P16">Use the package manager (<text:span text:style-name="Source_20_Text"><text:span text:style-name="T1">apt</text:span></text:span>, <text:span text:style-name="Source_20_Text"><text:span text:style-name="T1">yum</text:span></text:span>, etc.) or install from source. For example, <text:span text:style-name="Source_20_Text"><text:span text:style-name="T1">sudo apt install package</text:span></text:span>.</text:p>
            </text:list-item>
          </text:list>
        </text:list-item>
        <text:list-item>
          <text:p text:style-name="P17"><text:span text:style-name="Strong_20_Emphasis"><text:span text:style-name="T1">What is the purpose of the dpkg command?</text:span></text:span></text:p>
          <text:list>
            <text:list-item>
              <text:p text:style-name="P16">The <text:span text:style-name="Source_20_Text"><text:span text:style-name="T1">dpkg</text:span></text:span> command is used for low-level package management on Debian-based systems.</text:p>
            </text:list-item>
          </text:list>
        </text:list-item>
        <text:list-item>
          <text:p text:style-name="P17"><text:span text:style-name="Strong_20_Emphasis"><text:span text:style-name="T1">How do you update the package repository in Linux?</text:span></text:span></text:p>
          <text:list>
            <text:list-item>
              <text:p text:style-name="P17">Use the <text:span text:style-name="Source_20_Text"><text:span text:style-name="T1">sudo apt update</text:span></text:span> or <text:span text:style-name="Source_20_Text"><text:span text:style-name="T1">sudo yum update</text:span></text:span> command to update the package repository.</text:p>
            </text:list-item>
          </text:list>
        </text:list-item>
      </text:list>
      <text:h text:style-name="P1" text:outline-level="3">File System Management:</text:h>
      <text:list text:style-name="L11">
        <text:list-item>
          <text:p text:style-name="P19"><text:span text:style-name="Strong_20_Emphasis"><text:span text:style-name="T1">Explain the mount command in Linux.</text:span></text:span></text:p>
          <text:list>
            <text:list-item>
              <text:p text:style-name="P18">The <text:span text:style-name="Source_20_Text"><text:span text:style-name="T1">mount</text:span></text:span> command is used to attach a filesystem to the directory tree.</text:p>
            </text:list-item>
          </text:list>
        </text:list-item>
        <text:list-item>
          <text:p text:style-name="P19"><text:span text:style-name="Strong_20_Emphasis"><text:span text:style-name="T1">How do you check the disk space usage in a partition?</text:span></text:span></text:p>
          <text:list>
            <text:list-item>
              <text:p text:style-name="P18">Use the <text:span text:style-name="Source_20_Text"><text:span text:style-name="T1">df</text:span></text:span> command with the <text:span text:style-name="Source_20_Text"><text:span text:style-name="T1">-h</text:span></text:span> option to display disk space in human-readable format.</text:p>
            </text:list-item>
          </text:list>
        </text:list-item>
        <text:list-item>
          <text:p text:style-name="P19"><text:span text:style-name="Strong_20_Emphasis"><text:span text:style-name="T1">What is the purpose of the umount command?</text:span></text:span></text:p>
          <text:list>
            <text:list-item>
              <text:p text:style-name="P18">The <text:span text:style-name="Source_20_Text"><text:span text:style-name="T1">umount</text:span></text:span> command is used to unmount a mounted filesystem.</text:p>
            </text:list-item>
          </text:list>
        </text:list-item>
        <text:list-item>
          <text:p text:style-name="P19"><text:span text:style-name="Strong_20_Emphasis"><text:span text:style-name="T1">How can you format a disk in Linux?</text:span></text:span></text:p>
          <text:list>
            <text:list-item>
              <text:p text:style-name="P18">Use tools like <text:span text:style-name="Source_20_Text"><text:span text:style-name="T1">mkfs</text:span></text:span> with appropriate options to format a disk.</text:p>
            </text:list-item>
          </text:list>
        </text:list-item>
        <text:list-item>
          <text:p text:style-name="P19"><text:span text:style-name="Strong_20_Emphasis"><text:span text:style-name="T1">Explain the purpose of the /etc/fstab file.</text:span></text:span></text:p>
          <text:list>
            <text:list-item>
              <text:p text:style-name="P19">The <text:span text:style-name="Source_20_Text"><text:span text:style-name="T1">/etc/fstab</text:span></text:span> file contains information about disk drives and partitions, used for automatic mounting during boot.</text:p>
            </text:list-item>
          </text:list>
        </text:list-item>
      </text:list>
      <text:h text:style-name="P1" text:outline-level="3">Shell Scripting:</text:h>
      <text:list text:style-name="L12">
        <text:list-item>
          <text:p text:style-name="P21"><text:span text:style-name="Strong_20_Emphasis"><text:span text:style-name="T1">What is a shell script?</text:span></text:span></text:p>
          <text:list>
            <text:list-item>
              <text:p text:style-name="P20">A shell script is a series of commands written in a shell (bash, sh) for execution.</text:p>
            </text:list-item>
          </text:list>
        </text:list-item>
        <text:list-item>
          <text:p text:style-name="P21"><text:span text:style-name="Strong_20_Emphasis"><text:span text:style-name="T1">How do you make a shell script executable?</text:span></text:span></text:p>
          <text:list>
            <text:list-item>
              <text:p text:style-name="P20">Use the <text:span text:style-name="Source_20_Text"><text:span text:style-name="T1">chmod +x script.sh</text:span></text:span> command to make a shell script executable.</text:p>
            </text:list-item>
          </text:list>
        </text:list-item>
        <text:list-item>
          <text:p text:style-name="P21"><text:span text:style-name="Strong_20_Emphasis"><text:span text:style-name="T1">Explain the shebang line in a shell script.</text:span></text:span></text:p>
          <text:list>
            <text:list-item>
              <text:p text:style-name="P20">The shebang line (<text:span text:style-name="Source_20_Text"><text:span text:style-name="T1">#!/bin/bash</text:span></text:span>) at the script's beginning specifies the interpreter to use.</text:p>
            </text:list-item>
          </text:list>
        </text:list-item>
        <text:list-item>
          <text:p text:style-name="P21"><text:span text:style-name="Strong_20_Emphasis"><text:span text:style-name="T1">How do you use variables in a shell script?</text:span></text:span></text:p>
          <text:list>
            <text:list-item>
              <text:p text:style-name="P20">Variables are assigned and accessed using the format <text:span text:style-name="Source_20_Text"><text:span text:style-name="T1">variable_name=value</text:span></text:span>.</text:p>
            </text:list-item>
          </text:list>
        </text:list-item>
        <text:list-item>
          <text:p text:style-name="P21"><text:span text:style-name="Strong_20_Emphasis"><text:span text:style-name="T1">What is the purpose of the if statement in shell scripting?</text:span></text:span></text:p>
          <text:list>
            <text:list-item>
              <text:p text:style-name="P20"><text:soft-page-break/>The <text:span text:style-name="Source_20_Text"><text:span text:style-name="T1">if</text:span></text:span> statement is used for conditional execution based on the success or failure of a command.</text:p>
            </text:list-item>
          </text:list>
        </text:list-item>
        <text:list-item>
          <text:p text:style-name="P21"><text:span text:style-name="Strong_20_Emphasis"><text:span text:style-name="T1">How do you use loops in shell scripting?</text:span></text:span></text:p>
          <text:list>
            <text:list-item>
              <text:p text:style-name="P21">Loops like <text:span text:style-name="Source_20_Text"><text:span text:style-name="T1">for</text:span></text:span> and <text:span text:style-name="Source_20_Text"><text:span text:style-name="T1">while</text:span></text:span> are used for repetitive tasks. For example, <text:span text:style-name="Source_20_Text"><text:span text:style-name="T1">for i in {1..5}; do echo $i; done</text:span></text:span>.</text:p>
            </text:list-item>
          </text:list>
        </text:list-item>
      </text:list>
      <text:h text:style-name="P1" text:outline-level="3">System Boot Process:</text:h>
      <text:list text:style-name="L13">
        <text:list-item>
          <text:p text:style-name="P23"><text:span text:style-name="Strong_20_Emphasis"><text:span text:style-name="T1">Describe the Linux boot process.</text:span></text:span></text:p>
          <text:list>
            <text:list-item>
              <text:p text:style-name="P22">The boot process involves hardware initialization, bootloader (GRUB) loading, kernel loading, and init process activation.</text:p>
            </text:list-item>
          </text:list>
        </text:list-item>
        <text:list-item>
          <text:p text:style-name="P23"><text:span text:style-name="Strong_20_Emphasis"><text:span text:style-name="T1">What is the purpose of the GRUB bootloader?</text:span></text:span></text:p>
          <text:list>
            <text:list-item>
              <text:p text:style-name="P22">GRUB (Grand Unified Bootloader) loads the operating system kernel into memory during the boot process.</text:p>
            </text:list-item>
          </text:list>
        </text:list-item>
        <text:list-item>
          <text:p text:style-name="P23"><text:span text:style-name="Strong_20_Emphasis"><text:span text:style-name="T1">How can you change the default runlevel in Linux?</text:span></text:span></text:p>
          <text:list>
            <text:list-item>
              <text:p text:style-name="P22">Edit the <text:span text:style-name="Source_20_Text"><text:span text:style-name="T1">/etc/inittab</text:span></text:span> file or use commands like <text:span text:style-name="Source_20_Text"><text:span text:style-name="T1">init</text:span></text:span> or <text:span text:style-name="Source_20_Text"><text:span text:style-name="T1">systemctl</text:span></text:span>.</text:p>
            </text:list-item>
          </text:list>
        </text:list-item>
        <text:list-item>
          <text:p text:style-name="P23"><text:span text:style-name="Strong_20_Emphasis"><text:span text:style-name="T1">Explain the role of init in the boot process.</text:span></text:span></text:p>
          <text:list>
            <text:list-item>
              <text:p text:style-name="P23">The <text:span text:style-name="Source_20_Text"><text:span text:style-name="T1">init</text:span></text:span> process is the ancestor of all processes, responsible for initializing the system.</text:p>
            </text:list-item>
          </text:list>
        </text:list-item>
      </text:list>
      <text:h text:style-name="P1" text:outline-level="3">Security:</text:h>
      <text:list text:style-name="L14">
        <text:list-item>
          <text:p text:style-name="P25"><text:span text:style-name="Strong_20_Emphasis"><text:span text:style-name="T1">How do you check for open ports in Linux?</text:span></text:span></text:p>
          <text:list>
            <text:list-item>
              <text:p text:style-name="P24">Use the <text:span text:style-name="Source_20_Text"><text:span text:style-name="T1">netstat</text:span></text:span>, <text:span text:style-name="Source_20_Text"><text:span text:style-name="T1">ss</text:span></text:span>, or <text:span text:style-name="Source_20_Text"><text:span text:style-name="T1">nmap</text:span></text:span> command to check for open ports.</text:p>
            </text:list-item>
          </text:list>
        </text:list-item>
        <text:list-item>
          <text:p text:style-name="P25"><text:span text:style-name="Strong_20_Emphasis"><text:span text:style-name="T1">What is the purpose of the firewalld service?</text:span></text:span></text:p>
          <text:list>
            <text:list-item>
              <text:p text:style-name="P24">Firewalld is a dynamic firewall manager that provides network traffic filtering.</text:p>
            </text:list-item>
          </text:list>
        </text:list-item>
        <text:list-item>
          <text:p text:style-name="P25"><text:span text:style-name="Strong_20_Emphasis"><text:span text:style-name="T1">Explain the ufw command in Linux.</text:span></text:span></text:p>
          <text:list>
            <text:list-item>
              <text:p text:style-name="P24">The <text:span text:style-name="Source_20_Text"><text:span text:style-name="T1">ufw</text:span></text:span> (Uncomplicated Firewall) command is used to configure iptables firewall rules in a user-friendly way.</text:p>
            </text:list-item>
          </text:list>
        </text:list-item>
        <text:list-item>
          <text:p text:style-name="P25"><text:span text:style-name="Strong_20_Emphasis"><text:span text:style-name="T1">How do you enable SSH access in Linux?</text:span></text:span></text:p>
          <text:list>
            <text:list-item>
              <text:p text:style-name="P24">Install the SSH server (<text:span text:style-name="Source_20_Text"><text:span text:style-name="T1">openssh-server</text:span></text:span>), start the service, and allow port 22 through the firewall.</text:p>
            </text:list-item>
          </text:list>
        </text:list-item>
        <text:list-item>
          <text:p text:style-name="P25"><text:span text:style-name="Strong_20_Emphasis"><text:span text:style-name="T1">What is SELinux, and how does it enhance security?</text:span></text:span></text:p>
          <text:list>
            <text:list-item>
              <text:p text:style-name="P25">SELinux (Security-Enhanced Linux) provides mandatory access controls to enhance system security by enforcing policies.</text:p>
            </text:list-item>
          </text:list>
        </text:list-item>
      </text:list>
      <text:h text:style-name="P1" text:outline-level="3">Logs and Monitoring:</text:h>
      <text:list text:style-name="L15">
        <text:list-item>
          <text:p text:style-name="P27"><text:span text:style-name="Strong_20_Emphasis"><text:span text:style-name="T1">Where are system logs located in Linux?</text:span></text:span></text:p>
          <text:list>
            <text:list-item>
              <text:p text:style-name="P26"><text:soft-page-break/>System logs are located in the <text:span text:style-name="Source_20_Text"><text:span text:style-name="T1">/var/log</text:span></text:span> directory. Common logs include <text:span text:style-name="Source_20_Text"><text:span text:style-name="T1">syslog</text:span></text:span>, <text:span text:style-name="Source_20_Text"><text:span text:style-name="T1">auth.log</text:span></text:span>, and <text:span text:style-name="Source_20_Text"><text:span text:style-name="T1">kernel.log</text:span></text:span>.</text:p>
            </text:list-item>
          </text:list>
        </text:list-item>
        <text:list-item>
          <text:p text:style-name="P27"><text:span text:style-name="Strong_20_Emphasis"><text:span text:style-name="T1">Explain the journalctl command.</text:span></text:span></text:p>
          <text:list>
            <text:list-item>
              <text:p text:style-name="P26">The <text:span text:style-name="Source_20_Text"><text:span text:style-name="T1">journalctl</text:span></text:span> command is used to query and display messages from the journal, managed by <text:span text:style-name="Source_20_Text"><text:span text:style-name="T1">systemd-journald</text:span></text:span>.</text:p>
            </text:list-item>
          </text:list>
        </text:list-item>
        <text:list-item>
          <text:p text:style-name="P27"><text:span text:style-name="Strong_20_Emphasis"><text:span text:style-name="T1">How can you monitor system resources using top?</text:span></text:span></text:p>
          <text:list>
            <text:list-item>
              <text:p text:style-name="P26">The <text:span text:style-name="Source_20_Text"><text:span text:style-name="T1">top</text:span></text:span> command provides real-time information about system resource usage.</text:p>
            </text:list-item>
          </text:list>
        </text:list-item>
        <text:list-item>
          <text:p text:style-name="P27"><text:span text:style-name="Strong_20_Emphasis"><text:span text:style-name="T1">What is the purpose of the dmesg command?</text:span></text:span></text:p>
          <text:list>
            <text:list-item>
              <text:p text:style-name="P27">The <text:span text:style-name="Source_20_Text"><text:span text:style-name="T1">dmesg</text:span></text:span> command displays kernel-related messages, including hardware-related issues during boot.</text:p>
            </text:list-item>
          </text:list>
        </text:list-item>
      </text:list>
      <text:h text:style-name="P1" text:outline-level="3">Backup and Restore:</text:h>
      <text:list text:style-name="L16">
        <text:list-item>
          <text:p text:style-name="P29"><text:span text:style-name="Strong_20_Emphasis"><text:span text:style-name="T1">How do you create a tarball in Linux?</text:span></text:span></text:p>
          <text:list>
            <text:list-item>
              <text:p text:style-name="P28">Use the <text:span text:style-name="Source_20_Text"><text:span text:style-name="T1">tar</text:span></text:span> command to create a tarball. For example, <text:span text:style-name="Source_20_Text"><text:span text:style-name="T1">tar -cvf archive.tar.gz files</text:span></text:span>.</text:p>
            </text:list-item>
          </text:list>
        </text:list-item>
        <text:list-item>
          <text:p text:style-name="P29"><text:span text:style-name="Strong_20_Emphasis"><text:span text:style-name="T1">Explain the rsync command and its usage.</text:span></text:span></text:p>
          <text:list>
            <text:list-item>
              <text:p text:style-name="P28">The <text:span text:style-name="Source_20_Text"><text:span text:style-name="T1">rsync</text:span></text:span> command synchronizes files and directories between two locations. For example, <text:span text:style-name="Source_20_Text"><text:span text:style-name="T1">rsync -av source/ destination/</text:span></text:span>.</text:p>
            </text:list-item>
          </text:list>
        </text:list-item>
        <text:list-item>
          <text:p text:style-name="P29"><text:span text:style-name="Strong_20_Emphasis"><text:span text:style-name="T1">What is the purpose of the cpio command?</text:span></text:span></text:p>
          <text:list>
            <text:list-item>
              <text:p text:style-name="P28">The <text:span text:style-name="Source_20_Text"><text:span text:style-name="T1">cpio</text:span></text:span> command copies files to and from archives. It is often used with <text:span text:style-name="Source_20_Text"><text:span text:style-name="T1">find</text:span></text:span> and <text:span text:style-name="Source_20_Text"><text:span text:style-name="T1">tar</text:span></text:span>.</text:p>
            </text:list-item>
          </text:list>
        </text:list-item>
        <text:list-item>
          <text:p text:style-name="P29"><text:span text:style-name="Strong_20_Emphasis"><text:span text:style-name="T1">How do you create a compressed archive in Linux?</text:span></text:span></text:p>
          <text:list>
            <text:list-item>
              <text:p text:style-name="P29">Use tools like <text:span text:style-name="Source_20_Text"><text:span text:style-name="T1">tar</text:span></text:span> with options like <text:span text:style-name="Source_20_Text"><text:span text:style-name="T1">-z</text:span></text:span> or <text:span text:style-name="Source_20_Text"><text:span text:style-name="T1">-j</text:span></text:span> for gzip or bzip2 compression.</text:p>
            </text:list-item>
          </text:list>
        </text:list-item>
      </text:list>
      <text:h text:style-name="P1" text:outline-level="3">File Permissions and Ownership:</text:h>
      <text:list text:style-name="L17">
        <text:list-item>
          <text:p text:style-name="P31"><text:span text:style-name="Strong_20_Emphasis"><text:span text:style-name="T1">What is the chown command used for?</text:span></text:span></text:p>
          <text:list>
            <text:list-item>
              <text:p text:style-name="P30">The <text:span text:style-name="Source_20_Text"><text:span text:style-name="T1">chown</text:span></text:span> command changes the ownership of a file or directory. For example, <text:span text:style-name="Source_20_Text"><text:span text:style-name="T1">chown user:group file</text:span></text:span>.</text:p>
            </text:list-item>
          </text:list>
        </text:list-item>
        <text:list-item>
          <text:p text:style-name="P31"><text:span text:style-name="Strong_20_Emphasis"><text:span text:style-name="T1">How do you change the group ownership of a file?</text:span></text:span></text:p>
          <text:list>
            <text:list-item>
              <text:p text:style-name="P30">The <text:span text:style-name="Source_20_Text"><text:span text:style-name="T1">chgrp</text:span></text:span> command changes the group ownership of a file. For example, <text:span text:style-name="Source_20_Text"><text:span text:style-name="T1">chgrp newgroup file</text:span></text:span>.</text:p>
            </text:list-item>
          </text:list>
        </text:list-item>
        <text:list-item>
          <text:p text:style-name="P31"><text:span text:style-name="Strong_20_Emphasis"><text:span text:style-name="T1">Explain the setuid and setgid permissions.</text:span></text:span></text:p>
          <text:list>
            <text:list-item>
              <text:p text:style-name="P31">Setuid (<text:span text:style-name="Source_20_Text"><text:span text:style-name="T1">s</text:span></text:span> in permissions) allows a user to execute a program with the permissions of its owner. Setgid (<text:span text:style-name="Source_20_Text"><text:span text:style-name="T1">s</text:span></text:span> in group permissions) applies group ownership to new files created within a directory.</text:p>
            </text:list-item>
          </text:list>
        </text:list-item>
      </text:list>
      <text:h text:style-name="P1" text:outline-level="3"><text:soft-page-break/>Advanced Networking:</text:h>
      <text:list text:style-name="L18">
        <text:list-item>
          <text:p text:style-name="P33"><text:span text:style-name="Strong_20_Emphasis"><text:span text:style-name="T1">What is the purpose of the netstat command?</text:span></text:span></text:p>
          <text:list>
            <text:list-item>
              <text:p text:style-name="P32">The <text:span text:style-name="Source_20_Text"><text:span text:style-name="T1">netstat</text:span></text:span> command displays network-related information, including open ports and routing tables.</text:p>
            </text:list-item>
          </text:list>
        </text:list-item>
        <text:list-item>
          <text:p text:style-name="P33"><text:span text:style-name="Strong_20_Emphasis"><text:span text:style-name="T1">How do you configure a static route in Linux?</text:span></text:span></text:p>
          <text:list>
            <text:list-item>
              <text:p text:style-name="P32">Use the <text:span text:style-name="Source_20_Text"><text:span text:style-name="T1">route</text:span></text:span> command or <text:span text:style-name="Source_20_Text"><text:span text:style-name="T1">ip route</text:span></text:span> command to configure static routes.</text:p>
            </text:list-item>
          </text:list>
        </text:list-item>
        <text:list-item>
          <text:p text:style-name="P33"><text:span text:style-name="Strong_20_Emphasis"><text:span text:style-name="T1">Explain the traceroute command.</text:span></text:span></text:p>
          <text:list>
            <text:list-item>
              <text:p text:style-name="P32">The <text:span text:style-name="Source_20_Text"><text:span text:style-name="T1">traceroute</text:span></text:span> command traces the route that packets take to reach a destination, showing each hop.</text:p>
            </text:list-item>
          </text:list>
        </text:list-item>
        <text:list-item>
          <text:p text:style-name="P33"><text:span text:style-name="Strong_20_Emphasis"><text:span text:style-name="T1">What is the purpose of the /etc/hosts file?</text:span></text:span></text:p>
          <text:list>
            <text:list-item>
              <text:p text:style-name="P33">The <text:span text:style-name="Source_20_Text"><text:span text:style-name="T1">/etc/hosts</text:span></text:span> file maps IP addresses to hostnames, providing a local DNS resolution mechanism.</text:p>
            </text:list-item>
          </text:list>
        </text:list-item>
      </text:list>
      <text:h text:style-name="P1" text:outline-level="3">Advanced Shell Scripting:</text:h>
      <text:list text:style-name="L19">
        <text:list-item>
          <text:p text:style-name="P35"><text:span text:style-name="Strong_20_Emphasis"><text:span text:style-name="T1">How do you pass arguments to a shell script?</text:span></text:span></text:p>
          <text:list>
            <text:list-item>
              <text:p text:style-name="P34">Shell scripts access arguments using variables like <text:span text:style-name="Source_20_Text"><text:span text:style-name="T1">$1</text:span></text:span>, <text:span text:style-name="Source_20_Text"><text:span text:style-name="T1">$2</text:span></text:span>, etc., representing the first, second, etc., command-line argument.</text:p>
            </text:list-item>
          </text:list>
        </text:list-item>
        <text:list-item>
          <text:p text:style-name="P35"><text:span text:style-name="Strong_20_Emphasis"><text:span text:style-name="T1">Explain the purpose of functions in shell scripting.</text:span></text:span></text:p>
          <text:list>
            <text:list-item>
              <text:p text:style-name="P34">Functions in shell scripting allow the grouping of commands for reusability and modularity.</text:p>
            </text:list-item>
          </text:list>
        </text:list-item>
        <text:list-item>
          <text:p text:style-name="P35"><text:span text:style-name="Strong_20_Emphasis"><text:span text:style-name="T1">How do you perform error handling in shell scripts?</text:span></text:span></text:p>
          <text:list>
            <text:list-item>
              <text:p text:style-name="P34">Error handling involves checking command exit codes and using constructs like <text:span text:style-name="Source_20_Text"><text:span text:style-name="T1">if</text:span></text:span> statements.</text:p>
            </text:list-item>
          </text:list>
        </text:list-item>
        <text:list-item>
          <text:p text:style-name="P35"><text:span text:style-name="Strong_20_Emphasis"><text:span text:style-name="T1">What is the purpose of the case statement in shell scripting?</text:span></text:span></text:p>
          <text:list>
            <text:list-item>
              <text:p text:style-name="P35">The <text:span text:style-name="Source_20_Text"><text:span text:style-name="T1">case</text:span></text:span> statement is used for multiway branching based on pattern matching.</text:p>
            </text:list-item>
          </text:list>
        </text:list-item>
      </text:list>
      <text:h text:style-name="P1" text:outline-level="3">Advanced System Administration:</text:h>
      <text:list text:style-name="L20">
        <text:list-item>
          <text:p text:style-name="P37"><text:span text:style-name="Strong_20_Emphasis"><text:span text:style-name="T1">Explain the cron and at commands for scheduling tasks.</text:span></text:span></text:p>
          <text:list>
            <text:list-item>
              <text:p text:style-name="P36">The <text:span text:style-name="Source_20_Text"><text:span text:style-name="T1">cron</text:span></text:span> and <text:span text:style-name="Source_20_Text"><text:span text:style-name="T1">at</text:span></text:span> commands schedule recurring or one-time tasks.</text:p>
            </text:list-item>
          </text:list>
        </text:list-item>
        <text:list-item>
          <text:p text:style-name="P37"><text:span text:style-name="Strong_20_Emphasis"><text:span text:style-name="T1">What is the purpose of the systemctl command?</text:span></text:span></text:p>
          <text:list>
            <text:list-item>
              <text:p text:style-name="P36">The <text:span text:style-name="Source_20_Text"><text:span text:style-name="T1">systemctl</text:span></text:span> command is used to examine and control the systemd system and service manager.</text:p>
            </text:list-item>
          </text:list>
        </text:list-item>
        <text:list-item>
          <text:p text:style-name="P37"><text:span text:style-name="Strong_20_Emphasis"><text:span text:style-name="T1">How can you create a systemd service?</text:span></text:span></text:p>
          <text:list>
            <text:list-item>
              <text:p text:style-name="P36">Create a unit file in the <text:span text:style-name="Source_20_Text"><text:span text:style-name="T1">/etc/systemd/system/</text:span></text:span> directory with service configuration, then enable and start it.</text:p>
            </text:list-item>
          </text:list>
        </text:list-item>
        <text:list-item>
          <text:p text:style-name="P37"><text:soft-page-break/><text:span text:style-name="Strong_20_Emphasis"><text:span text:style-name="T1">Explain the concept of runlevels in Linux.</text:span></text:span></text:p>
          <text:list>
            <text:list-item>
              <text:p text:style-name="P37">Runlevels are different system states, and the concept is associated with SysV init systems. Runlevel 3, for example, is multi-user mode without graphical interface.</text:p>
            </text:list-item>
          </text:list>
        </text:list-item>
      </text:list>
      <text:h text:style-name="P1" text:outline-level="3">Kernel and System Administration:</text:h>
      <text:list text:style-name="L21">
        <text:list-item>
          <text:p text:style-name="P39"><text:span text:style-name="Strong_20_Emphasis"><text:span text:style-name="T1">What is a kernel module?</text:span></text:span></text:p>
          <text:list>
            <text:list-item>
              <text:p text:style-name="P38">A kernel module is a piece of code that can be dynamically loaded or unloaded into the Linux kernel without requiring a reboot.</text:p>
            </text:list-item>
          </text:list>
        </text:list-item>
        <text:list-item>
          <text:p text:style-name="P39"><text:span text:style-name="Strong_20_Emphasis"><text:span text:style-name="T1">How do you load and unload kernel modules?</text:span></text:span></text:p>
          <text:list>
            <text:list-item>
              <text:p text:style-name="P38">The <text:span text:style-name="Source_20_Text"><text:span text:style-name="T1">insmod</text:span></text:span> command is used to load kernel modules, and <text:span text:style-name="Source_20_Text"><text:span text:style-name="T1">rmmod</text:span></text:span> is used to unload them.</text:p>
            </text:list-item>
          </text:list>
        </text:list-item>
        <text:list-item>
          <text:p text:style-name="P39"><text:span text:style-name="Strong_20_Emphasis"><text:span text:style-name="T1">Explain the Linux process scheduling algorithms.</text:span></text:span></text:p>
          <text:list>
            <text:list-item>
              <text:p text:style-name="P38">Common process scheduling algorithms include Completely Fair Scheduler (CFS) for normal processes and Real-Time (RT) scheduler for time-sensitive tasks.</text:p>
            </text:list-item>
          </text:list>
        </text:list-item>
        <text:list-item>
          <text:p text:style-name="P39"><text:span text:style-name="Strong_20_Emphasis"><text:span text:style-name="T1">How would you troubleshoot a system boot failure?</text:span></text:span></text:p>
          <text:list>
            <text:list-item>
              <text:p text:style-name="P38">Troubleshooting involves checking boot logs, GRUB configuration, and examining error messages during boot.</text:p>
            </text:list-item>
          </text:list>
        </text:list-item>
        <text:list-item>
          <text:p text:style-name="P39"><text:span text:style-name="Strong_20_Emphasis"><text:span text:style-name="T1">What is LVM, and how does it work?</text:span></text:span></text:p>
          <text:list>
            <text:list-item>
              <text:p text:style-name="P38">LVM (Logical Volume Manager) allows dynamic volume management, including creating, resizing, and moving logical volumes.</text:p>
            </text:list-item>
          </text:list>
        </text:list-item>
        <text:list-item>
          <text:p text:style-name="P39"><text:span text:style-name="Strong_20_Emphasis"><text:span text:style-name="T1">How do you configure user accounts and groups in Linux?</text:span></text:span></text:p>
          <text:list>
            <text:list-item>
              <text:p text:style-name="P38">Use commands like <text:span text:style-name="Source_20_Text"><text:span text:style-name="T1">useradd</text:span></text:span>, <text:span text:style-name="Source_20_Text"><text:span text:style-name="T1">passwd</text:span></text:span>, <text:span text:style-name="Source_20_Text"><text:span text:style-name="T1">groupadd</text:span></text:span>, and <text:span text:style-name="Source_20_Text"><text:span text:style-name="T1">usermod</text:span></text:span> to manage user accounts and groups.</text:p>
            </text:list-item>
          </text:list>
        </text:list-item>
        <text:list-item>
          <text:p text:style-name="P39"><text:span text:style-name="Strong_20_Emphasis"><text:span text:style-name="T1">Explain the concept of disk quotas in Linux.</text:span></text:span></text:p>
          <text:list>
            <text:list-item>
              <text:p text:style-name="P38">Disk quotas control the amount of disk space a user or a group can use. Use <text:span text:style-name="Source_20_Text"><text:span text:style-name="T1">quotacheck</text:span></text:span> and <text:span text:style-name="Source_20_Text"><text:span text:style-name="T1">edquota</text:span></text:span> commands for management.</text:p>
            </text:list-item>
          </text:list>
        </text:list-item>
        <text:list-item>
          <text:p text:style-name="P39"><text:span text:style-name="Strong_20_Emphasis"><text:span text:style-name="T1">How do you automate tasks using cron and systemd timers?</text:span></text:span> - The <text:span text:style-name="Source_20_Text"><text:span text:style-name="T1">cron</text:span></text:span> and <text:span text:style-name="Source_20_Text"><text:span text:style-name="T1">systemd timers</text:span></text:span> schedule recurring tasks. Use <text:span text:style-name="Source_20_Text"><text:span text:style-name="T1">crontab -e</text:span></text:span> to edit cron jobs and create systemd timer units for more advanced schedul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48in" fo:margin-bottom="0.4327in" fo:margin-left="0.4689in" fo:margin-right="0.424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06:27.116615032</meta:creation-date>
    <dc:date>2024-03-12T12:15:07.790938755</dc:date>
    <meta:editing-duration>PT8M41S</meta:editing-duration>
    <meta:editing-cycles>1</meta:editing-cycles>
    <meta:document-statistic meta:table-count="0" meta:image-count="0" meta:object-count="0" meta:page-count="9" meta:paragraph-count="218" meta:word-count="2606" meta:character-count="14884" meta:non-whitespace-character-count="12695"/>
    <meta:generator>LibreOffice/7.6.4.1$Linux_X86_64 LibreOffice_project/60$Build-1</meta:generator>
  </office:meta>
</office:document-meta>
</file>